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er">
      <style:paragraph-properties style:snap-to-layout-grid="false"/>
    </style:style>
    <style:style style:name="P18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9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01:20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x.x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01:19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8" meta:word-count="82" meta:character-count="519"/>
  </office:meta>
</office:document-meta>
</file>